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3ce5d" officeooo:paragraph-rsid="0003ce5d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3ce5d" officeooo:paragraph-rsid="0003ce5d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3ce5d" officeooo:paragraph-rsid="0003ce5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3ce5d" officeooo:paragraph-rsid="0003ce5d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sh Nexus</text:p>
      <text:p text:style-name="P1">Owner appl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1"><text:soft-page-break/>O Aplikaciji</text:p>
      <text:p text:style-name="P3"/>
      <text:p text:style-name="P4">Software “Nosh Nexus” se sastoji od tri aplikacije. </text:p>
      <text:p text:style-name="P4"><text:tab/>1. Web aplikacija za vlasnike I uposlenike</text:p>
      <text:p text:style-name="P4"><text:tab/>2. Web aplikacija za korisnike (goste)</text:p>
      <text:p text:style-name="P4"><text:tab/>3. Mobilna aplikacija za korisnike (goste)</text:p>
      <text:p text:style-name="P4"/>
      <text:p text:style-name="P4">Svrha aplikacije je da olaksa rad vlasnicima I uposlenicima u oblasti ugostiteljskih usluga, omoguci laksi pristup gostima I bude sistemski centar poslovnih potreba…..</text:p>
      <text:p text:style-name="P4"/>
      <text:p text:style-name="P4"/>
      <text:p text:style-name="P4"/>
      <text:p text:style-name="P4"/>
      <text:p text:style-name="P4"/>
      <text:p text:style-name="P4"/>
      <text:p text:style-name="P1">Prijava</text:p>
      <text:p text:style-name="P4">Na aplikaciju “Nosh Nexus” se mozete prijaviti preko linka <text:a xlink:type="simple" xlink:href="https://work.noshnexus.com/" text:style-name="Internet_20_link" text:visited-style-name="Visited_20_Internet_20_Link">https://work.noshnexus.com</text:a> sa unaprijed kreiranim racunom koji sadrzi korisnicko ime I loziku. “Vlasnik” ne moze sam sebi kreirati racun, nego racun kreiram ja (vlasnik Nosh Nexus-a). Uposlenicima racun kreira njihov vlasnik, moze kreirati neograniceni broj racuna uposlenicima (o tome nesto kasnije).</text:p>
      <text:p text:style-name="P4">Kada dobijete korisnicko ime I lozinku mozete se prijaviti na gore navedeni link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57:55.894000000</meta:creation-date>
    <dc:date>2024-02-18T15:14:58.974000000</dc:date>
    <meta:editing-duration>PT17M3S</meta:editing-duration>
    <meta:editing-cycles>1</meta:editing-cycles>
    <meta:document-statistic meta:table-count="0" meta:image-count="0" meta:object-count="0" meta:page-count="2" meta:paragraph-count="11" meta:word-count="119" meta:character-count="830" meta:non-whitespace-character-count="718"/>
    <meta:generator>LibreOffice/7.6.4.1$Windows_X86_64 LibreOffice_project/e19e193f88cd6c0525a17fb7a176ed8e6a3e2aa1</meta:generator>
  </office:meta>
</office:document-meta>
</file>